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3508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2.2744in"/>
    </style:style>
    <style:style style:name="co8" style:family="table-column">
      <style:table-column-properties fo:break-before="auto" style:column-width="1.8283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  <style:style style:name="ce18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700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pwm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pwm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43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oc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CL</text:p>
          </table:table-cell>
          <table:table-cell table:style-name="ce17" office:value-type="string">
            <text:p>SCL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44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DA</text:p>
          </table:table-cell>
          <table:table-cell table:style-name="ce17" office:value-type="string">
            <text:p>SDA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98</text:p>
          </table:table-cell>
          <table:table-cell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AREF</text:p>
          </table:table-cell>
          <table:table-cell table:style-name="ce17" office:value-type="string">
            <text:p>AREF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99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ND</text:p>
          </table:table-cell>
          <table:table-cell table:style-name="ce17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26</text:p>
          </table:table-cell>
          <table:table-cell table:style-name="ce4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13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25</text:p>
          </table:table-cell>
          <table:table-cell table:style-name="ce4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12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24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11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23</text:p>
          </table:table-cell>
          <table:table-cell table:style-name="ce4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10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9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8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7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6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5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4 (PWM)</text:p>
          </table:table-cell>
          <table:table-cell table:style-name="ce11" table:number-columns-repeated="249"/>
        </table:table-row>
        <table:table-row table:style-name="ro5"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3 (PWM)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Digital pin 2 (PWM)</text:p>
          </table:table-cell>
          <table:table-cell table:style-name="ce11" table:number-columns-repeated="249"/>
        </table:table-row>
        <table:table-row table:style-name="ro2" table:number-rows-repeated="46">
          <table:table-cell table:style-name="ce7" table:number-columns-repeated="6"/>
          <table:table-cell table:style-name="ce18"/>
          <table:table-cell table:style-name="ce11" table:number-columns-repeated="249"/>
        </table:table-row>
        <table:table-row table:style-name="ro2" table:number-rows-repeated="29">
          <table:table-cell table:style-name="ce8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58:Tabelle1.G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4:14:39</dc:date>
    <dc:language>de-DE</dc:language>
    <meta:editing-cycles>8</meta:editing-cycles>
    <meta:editing-duration>PT34M59S</meta:editing-duration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